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3" style:parent-style-name="Car.predefinitoparagrafo" style:family="text"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6" style:parent-style-name="Car.predefinitoparagrafo" style:family="text">
      <style:text-properties fo:font-weight="bold" style:font-weight-asian="bold" style:font-weight-complex="bold"/>
    </style:style>
    <style:style style:name="T7" style:parent-style-name="Car.predefinitoparagrafo" style:family="text">
      <style:text-properties fo:font-weight="bold" style:font-weight-asian="bold" style:font-weight-complex="bold"/>
    </style:style>
    <style:style style:name="T8" style:parent-style-name="Car.predefinitoparagrafo" style:family="text">
      <style:text-properties fo:font-weight="bold" style:font-weight-asian="bold" style:font-weight-complex="bold" fo:color="#202122"/>
    </style:style>
    <style:style style:name="T9" style:parent-style-name="Car.predefinitoparagrafo" style:family="text">
      <style:text-properties style:font-name="sans-serif" fo:font-weight="bold" style:font-weight-asian="bold" style:font-weight-complex="bold" fo:color="#0645AD" fo:font-size="10.5pt" style:font-size-asian="10.5pt" fo:background-color="#FFFFFF"/>
    </style:style>
    <style:style style:name="T10" style:parent-style-name="Car.predefinitoparagrafo" style:family="text">
      <style:text-properties fo:font-weight="bold" style:font-weight-asian="bold" style:font-weight-complex="bold" fo:color="#202122"/>
    </style:style>
    <style:style style:name="T11" style:parent-style-name="Car.predefinitoparagrafo" style:family="text">
      <style:text-properties style:font-name="sans-serif" fo:font-weight="bold" style:font-weight-asian="bold" style:font-weight-complex="bold" fo:color="#202122" fo:font-size="10.5pt" style:font-size-asian="10.5pt"/>
    </style:style>
    <style:style style:name="T12" style:parent-style-name="Car.predefinitoparagrafo" style:family="text">
      <style:text-properties fo:font-weight="bold" style:font-weight-asian="bold" style:font-weight-complex="bold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15" style:parent-style-name="Car.predefinitoparagrafo" style:family="text">
      <style:text-properties fo:font-weight="bold" style:font-weight-asian="bold" style:font-weight-complex="bold"/>
    </style:style>
    <style:style style:name="T16" style:parent-style-name="Car.predefinitoparagrafo" style:family="text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19" style:parent-style-name="Car.predefinitoparagrafo" style:family="text">
      <style:text-properties fo:font-weight="bold" style:font-weight-asian="bold" style:font-weight-complex="bold"/>
    </style:style>
    <style:style style:name="T20" style:parent-style-name="Car.predefinitoparagrafo" style:family="text">
      <style:text-properties fo:font-weight="bold" style:font-weight-asian="bold" style:font-weight-complex="bold"/>
    </style:style>
    <style:style style:name="T21" style:parent-style-name="Car.predefinitoparagrafo" style:family="text">
      <style:text-properties fo:font-weight="bold" style:font-weight-asian="bold" style:font-weight-complex="bold"/>
    </style:style>
    <style:style style:name="T22" style:parent-style-name="Car.predefinitoparagrafo" style:family="text">
      <style:text-properties fo:font-weight="bold" style:font-weight-asian="bold" style:font-weight-complex="bold"/>
    </style:style>
    <style:style style:name="T23" style:parent-style-name="Car.predefinitoparagrafo" style:family="text">
      <style:text-properties fo:font-weight="bold" style:font-weight-asian="bold" style:font-weight-complex="bold"/>
    </style:style>
    <style:style style:name="T24" style:parent-style-name="Car.predefinitoparagrafo" style:family="text">
      <style:text-properties fo:font-weight="bold" style:font-weight-asian="bold" style:font-weight-complex="bold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T2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/>
    </style:style>
    <style:style style:name="T30" style:parent-style-name="Car.predefinitoparagrafo" style:family="text">
      <style:text-properties fo:font-weight="bold" style:font-weight-asian="bold" style:font-weight-complex="bold"/>
    </style:style>
    <style:style style:name="T31" style:parent-style-name="Car.predefinitoparagrafo" style:family="text">
      <style:text-properties fo:font-weight="bold" style:font-weight-asian="bold" style:font-weight-complex="bold"/>
    </style:style>
    <style:style style:name="T32" style:parent-style-name="Car.predefinitoparagrafo" style:family="text">
      <style:text-properties fo:font-weight="bold" style:font-weight-asian="bold" style:font-weight-complex="bold"/>
    </style:style>
    <style:style style:name="T33" style:parent-style-name="Car.predefinitoparagrafo" style:family="text">
      <style:text-properties fo:font-weight="bold" style:font-weight-asian="bold" style:font-weight-complex="bold"/>
    </style:style>
    <style:style style:name="T34" style:parent-style-name="Car.predefinitoparagrafo" style:family="text">
      <style:text-properties fo:font-weight="bold" style:font-weight-asian="bold" style:font-weight-complex="bold"/>
    </style:style>
    <style:style style:name="T35" style:parent-style-name="Car.predefinitoparagrafo" style:family="text">
      <style:text-properties fo:font-weight="bold" style:font-weight-asian="bold" style:font-weight-complex="bold"/>
    </style:style>
    <style:style style:name="T36" style:parent-style-name="Car.predefinitoparagrafo" style:family="text">
      <style:text-properties fo:font-weight="bold" style:font-weight-asian="bold" style:font-weight-complex="bold"/>
    </style:style>
    <style:style style:name="T37" style:parent-style-name="Car.predefinitoparagrafo" style:family="text">
      <style:text-properties fo:font-weight="bold" style:font-weight-asian="bold" style:font-weight-complex="bold"/>
    </style:style>
    <style:style style:name="T38" style:parent-style-name="Car.predefinitoparagrafo" style:family="text">
      <style:text-properties fo:font-weight="bold" style:font-weight-asian="bold" style:font-weight-complex="bold"/>
    </style:style>
    <style:style style:name="T39" style:parent-style-name="Car.predefinitoparagrafo" style:family="text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43" style:parent-style-name="Car.predefinitoparagrafo" style:family="text">
      <style:text-properties fo:font-weight="bold" style:font-weight-asian="bold" style:font-weight-complex="bold"/>
    </style:style>
    <style:style style:name="T44" style:parent-style-name="Car.predefinitoparagrafo" style:family="text">
      <style:text-properties fo:font-weight="bold" style:font-weight-asian="bold" style:font-weight-complex="bold"/>
    </style:style>
    <style:style style:name="T45" style:parent-style-name="Car.predefinitoparagrafo" style:family="text">
      <style:text-properties fo:font-weight="bold" style:font-weight-asian="bold" style:font-weight-complex="bold"/>
    </style:style>
    <style:style style:name="T46" style:parent-style-name="Car.predefinitoparagrafo" style:family="text">
      <style:text-properties fo:font-weight="bold" style:font-weight-asian="bold" style:font-weight-complex="bold"/>
    </style:style>
    <style:style style:name="T47" style:parent-style-name="Car.predefinitoparagrafo" style:family="text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50" style:parent-style-name="Car.predefinitoparagrafo" style:family="text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T55" style:parent-style-name="Car.predefinitoparagrafo" style:family="text">
      <style:text-properties fo:font-weight="bold" style:font-weight-asian="bold" style:font-weight-complex="bold"/>
    </style:style>
    <style:style style:name="T56" style:parent-style-name="Car.predefinitoparagrafo" style:family="text">
      <style:text-properties fo:font-weight="bold" style:font-weight-asian="bold" style:font-weight-complex="bold"/>
    </style:style>
    <style:style style:name="T57" style:parent-style-name="Car.predefinitoparagrafo" style:family="text">
      <style:text-properties fo:font-weight="bold" style:font-weight-asian="bold" style:font-weight-complex="bold"/>
    </style:style>
    <style:style style:name="T58" style:parent-style-name="Car.predefinitoparagrafo" style:family="text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T60" style:parent-style-name="Car.predefinitoparagrafo" style:family="text">
      <style:text-properties fo:font-weight="bold" style:font-weight-asian="bold" style:font-weight-complex="bold"/>
    </style:style>
    <style:style style:name="T61" style:parent-style-name="Car.predefinitoparagrafo" style:family="text">
      <style:text-properties fo:font-weight="bold" style:font-weight-asian="bold" style:font-weight-complex="bold"/>
    </style:style>
    <style:style style:name="T62" style:parent-style-name="Car.predefinitoparagrafo" style:family="text">
      <style:text-properties fo:font-weight="bold" style:font-weight-asian="bold" style:font-weight-complex="bold"/>
    </style:style>
    <style:style style:name="T63" style:parent-style-name="Car.predefinitoparagrafo" style:family="text">
      <style:text-properties fo:font-weight="bold" style:font-weight-asian="bold" style:font-weight-complex="bold"/>
    </style:style>
    <style:style style:name="T64" style:parent-style-name="Car.predefinitoparagrafo" style:family="text">
      <style:text-properties fo:font-weight="bold" style:font-weight-asian="bold" style:font-weight-complex="bold"/>
    </style:style>
    <style:style style:name="T65" style:parent-style-name="Car.predefinitoparagrafo" style:family="text">
      <style:text-properties fo:font-weight="bold" style:font-weight-asian="bold" style:font-weight-complex="bold"/>
    </style:style>
    <style:style style:name="T66" style:parent-style-name="Car.predefinitoparagrafo" style:family="text">
      <style:text-properties fo:font-weight="bold" style:font-weight-asian="bold" style:font-weight-complex="bold"/>
    </style:style>
    <style:style style:name="P6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68" style:parent-style-name="Car.predefinitoparagrafo" style:family="text">
      <style:text-properties fo:font-weight="bold" style:font-weight-asian="bold" style:font-weight-complex="bold"/>
    </style:style>
    <style:style style:name="T69" style:parent-style-name="Car.predefinitoparagrafo" style:family="text">
      <style:text-properties fo:font-weight="bold" style:font-weight-asian="bold" style:font-weight-complex="bold"/>
    </style:style>
    <style:style style:name="T70" style:parent-style-name="Car.predefinitoparagrafo" style:family="text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74" style:parent-style-name="Car.predefinitoparagrafo" style:family="text">
      <style:text-properties fo:font-weight="bold" style:font-weight-asian="bold" style:font-weight-complex="bold"/>
    </style:style>
    <style:style style:name="P75" style:parent-style-name="Standard" style:family="paragraph">
      <style:text-properties fo:font-weight="bold" style:font-weight-asian="bold" style:font-weight-complex="bold"/>
    </style:style>
    <style:style style:name="T76" style:parent-style-name="Car.predefinitoparagrafo" style:family="text">
      <style:text-properties fo:font-weight="bold" style:font-weight-asian="bold" style:font-weight-complex="bold"/>
    </style:style>
    <style:style style:name="T77" style:parent-style-name="Car.predefinitoparagrafo" style:family="text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T79" style:parent-style-name="Car.predefinitoparagrafo" style:family="text">
      <style:text-properties fo:font-weight="bold" style:font-weight-asian="bold" style:font-weight-complex="bold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T82" style:parent-style-name="Car.predefinitoparagrafo" style:family="text"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T84" style:parent-style-name="Car.predefinitoparagrafo" style:family="text">
      <style:text-properties fo:font-weight="bold" style:font-weight-asian="bold" style:font-weight-complex="bold"/>
    </style:style>
    <style:style style:name="P85" style:parent-style-name="Standard" style:family="paragraph">
      <style:text-properties fo:font-weight="bold" style:font-weight-asian="bold" style:font-weight-complex="bold"/>
    </style:style>
    <style:style style:name="T86" style:parent-style-name="Car.predefinitoparagrafo" style:family="text">
      <style:text-properties fo:font-weight="bold" style:font-weight-asian="bold" style:font-weight-complex="bold"/>
    </style:style>
    <style:style style:name="T87" style:parent-style-name="Car.predefinitoparagrafo" style:family="text">
      <style:text-properties fo:font-weight="bold" style:font-weight-asian="bold" style:font-weight-complex="bold"/>
    </style:style>
    <style:style style:name="T88" style:parent-style-name="Car.predefinitoparagrafo" style:family="text">
      <style:text-properties fo:font-weight="bold" style:font-weight-asian="bold" style:font-weight-complex="bold"/>
    </style:style>
    <style:style style:name="T89" style:parent-style-name="Car.predefinitoparagrafo" style:family="text">
      <style:text-properties fo:font-weight="bold" style:font-weight-asian="bold" style:font-weight-complex="bold"/>
    </style:style>
    <style:style style:name="T90" style:parent-style-name="Car.predefinitoparagrafo" style:family="text">
      <style:text-properties fo:font-weight="bold" style:font-weight-asian="bold" style:font-weight-complex="bold"/>
    </style:style>
    <style:style style:name="T91" style:parent-style-name="Car.predefinitoparagrafo" style:family="text">
      <style:text-properties fo:font-weight="bold" style:font-weight-asian="bold" style:font-weight-complex="bold"/>
    </style:style>
    <style:style style:name="P9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9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94" style:parent-style-name="Car.predefinitoparagrafo" style:family="text">
      <style:text-properties fo:font-weight="bold" style:font-weight-asian="bold" style:font-weight-complex="bold"/>
    </style:style>
    <style:style style:name="T9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6" style:parent-style-name="Car.predefinitoparagrafo" style:family="text">
      <style:text-properties fo:font-weight="bold" style:font-weight-asian="bold" style:font-weight-complex="bold"/>
    </style:style>
    <style:style style:name="T9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9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00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2" style:parent-style-name="Car.predefinitoparagrafo" style:family="text">
      <style:text-properties fo:font-weight="bold" style:font-weight-asian="bold" style:font-weight-complex="bold"/>
    </style:style>
    <style:style style:name="P10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4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5" style:parent-style-name="Car.predefinitoparagrafo" style:family="text">
      <style:text-properties fo:font-weight="bold" style:font-weight-asian="bold" style:font-weight-complex="bold"/>
    </style:style>
    <style:style style:name="P10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7" style:parent-style-name="Standard" style:family="paragraph">
      <style:text-properties fo:font-weight="bold" style:font-weight-asian="bold" style:font-weight-complex="bold"/>
    </style:style>
    <style:style style:name="T108" style:parent-style-name="Car.predefinitoparagrafo" style:family="text">
      <style:text-properties fo:font-weight="bold" style:font-weight-asian="bold" style:font-weight-complex="bold"/>
    </style:style>
    <style:style style:name="T109" style:parent-style-name="Car.predefinitoparagrafo" style:family="text">
      <style:text-properties fo:font-weight="bold" style:font-weight-asian="bold" style:font-weight-complex="bold"/>
    </style:style>
    <style:style style:name="T110" style:parent-style-name="Car.predefinitoparagrafo" style:family="text">
      <style:text-properties fo:font-weight="bold" style:font-weight-asian="bold" style:font-weight-complex="bold"/>
    </style:style>
    <style:style style:name="T11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12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4" style:parent-style-name="Car.predefinitoparagrafo" style:family="text">
      <style:text-properties fo:font-weight="bold" style:font-weight-asian="bold" style:font-weight-complex="bold"/>
    </style:style>
    <style:style style:name="P115" style:parent-style-name="Standard" style:family="paragraph">
      <style:text-properties fo:font-weight="bold" style:font-weight-asian="bold" style:font-weight-complex="bold"/>
    </style:style>
    <style:style style:name="P116" style:parent-style-name="Standard" style:family="paragraph">
      <style:text-properties fo:font-weight="bold" style:font-weight-asian="bold" style:font-weight-complex="bold"/>
    </style:style>
    <style:style style:name="T117" style:parent-style-name="Car.predefinitoparagrafo" style:family="text">
      <style:text-properties fo:font-weight="bold" style:font-weight-asian="bold" style:font-weight-complex="bold"/>
    </style:style>
    <style:style style:name="P11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1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0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1" style:parent-style-name="Standard" style:family="paragraph">
      <style:text-properties fo:font-weight="bold" style:font-weight-asian="bold" style:font-weight-complex="bold"/>
    </style:style>
    <style:style style:name="P122" style:parent-style-name="Standard" style:family="paragraph">
      <style:text-properties fo:font-weight="bold" style:font-weight-asian="bold" style:font-weight-complex="bold"/>
    </style:style>
    <style:style style:name="T123" style:parent-style-name="Car.predefinitoparagrafo" style:family="text">
      <style:text-properties fo:font-weight="bold" style:font-weight-asian="bold" style:font-weight-complex="bold"/>
    </style:style>
    <style:style style:name="P12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6" style:parent-style-name="Standard" style:family="paragraph">
      <style:text-properties fo:font-weight="bold" style:font-weight-asian="bold" style:font-weight-complex="bold"/>
    </style:style>
    <style:style style:name="P12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8" style:parent-style-name="Standard" style:family="paragraph">
      <style:text-properties fo:font-weight="bold" style:font-weight-asian="bold" style:font-weight-complex="bold"/>
    </style:style>
    <style:style style:name="P129" style:parent-style-name="Standard" style:family="paragraph">
      <style:text-properties fo:font-weight="bold" style:font-weight-asian="bold" style:font-weight-complex="bold"/>
    </style:style>
    <style:style style:name="P13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131" style:parent-style-name="Car.predefinitoparagrafo" style:family="text">
      <style:text-properties fo:font-weight="bold" style:font-weight-asian="bold" style:font-weight-complex="bold"/>
    </style:style>
    <style:style style:name="T132" style:parent-style-name="Car.predefinitoparagrafo" style:family="text">
      <style:text-properties fo:font-weight="bold" style:font-weight-asian="bold" style:font-weight-complex="bold"/>
    </style:style>
    <style:style style:name="T13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4" style:parent-style-name="Car.predefinitoparagrafo" style:family="text">
      <style:text-properties fo:font-weight="bold" style:font-weight-asian="bold" style:font-weight-complex="bold"/>
    </style:style>
    <style:style style:name="T13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6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7" style:parent-style-name="Car.predefinitoparagrafo" style:family="text">
      <style:text-properties fo:font-weight="bold" style:font-weight-asian="bold" style:font-weight-complex="bold"/>
    </style:style>
    <style:style style:name="T138" style:parent-style-name="Car.predefinitoparagrafo" style:family="text">
      <style:text-properties fo:font-weight="bold" style:font-weight-asian="bold" style:font-weight-complex="bold"/>
    </style:style>
    <style:style style:name="T139" style:parent-style-name="Car.predefinitoparagrafo" style:family="text">
      <style:text-properties fo:font-weight="bold" style:font-weight-asian="bold" style:font-weight-complex="bold"/>
    </style:style>
    <style:style style:name="P14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4" style:parent-style-name="Car.predefinitoparagrafo" style:family="text">
      <style:text-properties fo:font-weight="bold" style:font-weight-asian="bold" style:font-weight-complex="bold"/>
    </style:style>
    <style:style style:name="T145" style:parent-style-name="Car.predefinitoparagrafo" style:family="text">
      <style:text-properties fo:font-weight="bold" style:font-weight-asian="bold" style:font-weight-complex="bold"/>
    </style:style>
    <style:style style:name="T146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7" style:parent-style-name="Standard" style:family="paragraph">
      <style:text-properties fo:font-weight="bold" style:font-weight-asian="bold" style:font-weight-complex="bold"/>
    </style:style>
    <style:style style:name="T14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50" style:parent-style-name="Car.predefinitoparagrafo" style:family="text">
      <style:text-properties fo:font-weight="bold" style:font-weight-asian="bold" style:font-weight-complex="bold"/>
    </style:style>
    <style:style style:name="T15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5" style:parent-style-name="Car.predefinitoparagrafo" style:family="text">
      <style:text-properties fo:font-weight="bold" style:font-weight-asian="bold" style:font-weight-complex="bold"/>
    </style:style>
    <style:style style:name="T156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7" style:parent-style-name="Car.predefinitoparagrafo" style:family="text">
      <style:text-properties fo:font-weight="bold" style:font-weight-asian="bold" style:font-weight-complex="bold"/>
    </style:style>
    <style:style style:name="T158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0" style:parent-style-name="Car.predefinitoparagrafo" style:family="text">
      <style:text-properties fo:font-weight="bold" style:font-weight-asian="bold" style:font-weight-complex="bold"/>
    </style:style>
    <style:style style:name="T161" style:parent-style-name="Car.predefinitoparagrafo" style:family="text">
      <style:text-properties fo:font-weight="bold" style:font-weight-asian="bold" style:font-weight-complex="bold"/>
    </style:style>
    <style:style style:name="T162" style:parent-style-name="Car.predefinitoparagrafo" style:family="text">
      <style:text-properties fo:font-weight="bold" style:font-weight-asian="bold" style:font-weight-complex="bold"/>
    </style:style>
    <style:style style:name="P16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4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5" style:parent-style-name="Car.predefinitoparagrafo" style:family="text">
      <style:text-properties fo:font-weight="bold" style:font-weight-asian="bold" style:font-weight-complex="bold"/>
    </style:style>
    <style:style style:name="T166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170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2" style:parent-style-name="Standard" style:family="paragraph">
      <style:text-properties fo:font-weight="bold" style:font-weight-asian="bold" style:font-weight-complex="bold"/>
    </style:style>
    <style:style style:name="T173" style:parent-style-name="Car.predefinitoparagrafo" style:family="text">
      <style:text-properties fo:font-weight="bold" style:font-weight-asian="bold" style:font-weight-complex="bold"/>
    </style:style>
    <style:style style:name="T174" style:parent-style-name="Car.predefinitoparagrafo" style:family="text">
      <style:text-properties fo:font-weight="bold" style:font-weight-asian="bold" style:font-weight-complex="bold"/>
    </style:style>
    <style:style style:name="T17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7" style:parent-style-name="Standard" style:family="paragraph">
      <style:text-properties fo:font-weight="bold" style:font-weight-asian="bold" style:font-weight-complex="bold"/>
    </style:style>
    <style:style style:name="P17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17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0" style:parent-style-name="Car.predefinitoparagrafo" style:family="text">
      <style:text-properties fo:font-weight="bold" style:font-weight-asian="bold" style:font-weight-complex="bold"/>
    </style:style>
    <style:style style:name="T18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2" style:parent-style-name="Car.predefinitoparagrafo" style:family="text">
      <style:text-properties fo:font-weight="bold" style:font-weight-asian="bold" style:font-weight-complex="bold"/>
    </style:style>
    <style:style style:name="T183" style:parent-style-name="Car.predefinitoparagrafo" style:family="text">
      <style:text-properties fo:font-weight="bold" style:font-weight-asian="bold" style:font-weight-complex="bold"/>
    </style:style>
    <style:style style:name="P184" style:parent-style-name="Standard" style:family="paragraph">
      <style:text-properties fo:font-weight="bold" style:font-weight-asian="bold" style:font-weight-complex="bold"/>
    </style:style>
    <style:style style:name="T18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7" style:parent-style-name="NormaleWeb" style:family="paragraph">
      <style:text-properties fo:color="#000000" fo:font-size="13.5pt" style:font-size-asian="13.5pt" style:font-size-complex="13.5pt"/>
    </style:style>
    <style:style style:name="P188" style:parent-style-name="NormaleWeb" style:family="paragraph">
      <style:text-properties fo:color="#000000" fo:font-size="13.5pt" style:font-size-asian="13.5pt" style:font-size-complex="13.5pt"/>
    </style:style>
    <style:style style:name="T189" style:parent-style-name="Car.predefinitoparagrafo" style:family="text">
      <style:text-properties fo:color="#000000" fo:font-size="13.5pt" style:font-size-asian="13.5pt" style:font-size-complex="13.5pt"/>
    </style:style>
    <style:style style:name="T190" style:parent-style-name="Car.predefinitoparagrafo" style:family="text">
      <style:text-properties fo:font-weight="bold" style:font-weight-asian="bold" style:font-weight-complex="bold" fo:color="#000000" fo:font-size="13.5pt" style:font-size-asian="13.5pt" style:font-size-complex="13.5pt"/>
    </style:style>
    <style:style style:name="T191" style:parent-style-name="Car.predefinitoparagrafo" style:family="text">
      <style:text-properties fo:color="#000000" fo:font-size="13.5pt" style:font-size-asian="13.5pt" style:font-size-complex="13.5pt"/>
    </style:style>
    <style:style style:name="T192" style:parent-style-name="Car.predefinitoparagrafo" style:family="text">
      <style:text-properties fo:color="#000000" fo:font-size="13.5pt" style:font-size-asian="13.5pt" style:font-size-complex="13.5pt"/>
    </style:style>
    <style:style style:name="T193" style:parent-style-name="Car.predefinitoparagrafo" style:family="text">
      <style:text-properties fo:color="#000000" fo:font-size="13.5pt" style:font-size-asian="13.5pt" style:font-size-complex="13.5pt"/>
    </style:style>
    <style:style style:name="T194" style:parent-style-name="Car.predefinitoparagrafo" style:family="text">
      <style:text-properties fo:color="#000000" fo:font-size="13.5pt" style:font-size-asian="13.5pt" style:font-size-complex="13.5pt"/>
    </style:style>
    <style:style style:name="T195" style:parent-style-name="Car.predefinitoparagrafo" style:family="text">
      <style:text-properties fo:color="#000000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196" style:parent-style-name="Car.predefinitoparagrafo" style:family="text">
      <style:text-properties fo:color="#000000" fo:font-size="13.5pt" style:font-size-asian="13.5pt" style:font-size-complex="13.5pt"/>
    </style:style>
    <style:style style:name="T197" style:parent-style-name="Car.predefinitoparagrafo" style:family="text">
      <style:text-properties fo:color="#000000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198" style:parent-style-name="Car.predefinitoparagrafo" style:family="text">
      <style:text-properties fo:color="#000000" fo:font-size="13.5pt" style:font-size-asian="13.5pt" style:font-size-complex="13.5pt"/>
    </style:style>
    <style:style style:name="T199" style:parent-style-name="Car.predefinitoparagrafo" style:family="text">
      <style:text-properties fo:color="#000000" fo:font-size="13.5pt" style:font-size-asian="13.5pt" style:font-size-complex="13.5pt"/>
    </style:style>
    <style:style style:name="T200" style:parent-style-name="Car.predefinitoparagrafo" style:family="text">
      <style:text-properties fo:font-weight="bold" style:font-weight-asian="bold" style:font-weight-complex="bold" fo:color="#000000" fo:font-size="13.5pt" style:font-size-asian="13.5pt" style:font-size-complex="13.5pt"/>
    </style:style>
    <style:style style:name="T201" style:parent-style-name="Car.predefinitoparagrafo" style:family="text">
      <style:text-properties fo:font-weight="bold" style:font-weight-asian="bold" style:font-weight-complex="bold" fo:color="#000000" fo:font-size="13.5pt" style:font-size-asian="13.5pt" style:font-size-complex="13.5pt"/>
    </style:style>
    <style:style style:name="T202" style:parent-style-name="Car.predefinitoparagrafo" style:family="text">
      <style:text-properties fo:font-weight="bold" style:font-weight-asian="bold" style:font-weight-complex="bold" fo:color="#000000" fo:font-size="13.5pt" style:font-size-asian="13.5pt" style:font-size-complex="13.5pt"/>
    </style:style>
    <style:style style:name="T203" style:parent-style-name="Car.predefinitoparagrafo" style:family="text">
      <style:text-properties fo:font-weight="bold" style:font-weight-asian="bold" style:font-weight-complex="bold" fo:color="#000000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204" style:parent-style-name="Car.predefinitoparagrafo" style:family="text">
      <style:text-properties fo:font-weight="bold" style:font-weight-asian="bold" style:font-weight-complex="bold"/>
    </style:style>
    <style:style style:name="T205" style:parent-style-name="Car.predefinitoparagrafo" style:family="text">
      <style:text-properties fo:font-weight="bold" style:font-weight-asian="bold" style:font-weight-complex="bold"/>
    </style:style>
    <style:style style:name="P206" style:parent-style-name="NormaleWeb" style:family="paragraph">
      <style:text-properties fo:font-weight="bold" style:font-weight-asian="bold" style:font-weight-complex="bold" fo:color="#000000" fo:font-size="13.5pt" style:font-size-asian="13.5pt" style:font-size-complex="13.5pt"/>
    </style:style>
    <style:style style:name="P207" style:parent-style-name="NormaleWeb" style:family="paragraph">
      <style:paragraph-properties fo:text-align="justify"/>
    </style:style>
    <style:style style:name="T208" style:parent-style-name="Car.predefinitoparagrafo" style:family="text">
      <style:text-properties fo:font-weight="bold" style:font-weight-asian="bold" style:font-weight-complex="bold" fo:color="#000000" fo:font-size="13.5pt" style:font-size-asian="13.5pt" style:font-size-complex="13.5pt"/>
    </style:style>
    <style:style style:name="T209" style:parent-style-name="Car.predefinitoparagrafo" style:family="text">
      <style:text-properties fo:font-weight="bold" style:font-weight-asian="bold" style:font-weight-complex="bold" fo:color="#000000" fo:font-size="13.5pt" style:font-size-asian="13.5pt" style:font-size-complex="13.5pt"/>
    </style:style>
    <style:style style:name="T210" style:parent-style-name="Car.predefinitoparagrafo" style:family="text">
      <style:text-properties fo:color="#000000" fo:font-size="13.5pt" style:font-size-asian="13.5pt" style:font-size-complex="13.5pt"/>
    </style:style>
    <style:style style:name="T211" style:parent-style-name="Car.predefinitoparagrafo" style:family="text">
      <style:text-properties fo:color="#000000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212" style:parent-style-name="Car.predefinitoparagrafo" style:family="text">
      <style:text-properties fo:font-weight="bold" style:font-weight-asian="bold" style:font-weight-complex="bold"/>
    </style:style>
    <style:style style:name="T213" style:parent-style-name="Car.predefinitoparagrafo" style:family="text">
      <style:text-properties fo:font-weight="bold" style:font-weight-asian="bold" style:font-weight-complex="bold"/>
    </style:style>
    <style:style style:name="P214" style:parent-style-name="NormaleWeb" style:family="paragraph">
      <style:paragraph-properties fo:text-align="justify"/>
    </style:style>
    <style:style style:name="T21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16" style:parent-style-name="NormaleWeb" style:family="paragraph">
      <style:paragraph-properties fo:text-align="justify"/>
    </style:style>
    <style:style style:name="T217" style:parent-style-name="Car.predefinitoparagrafo" style:family="text">
      <style:text-properties fo:font-weight="bold" style:font-weight-asian="bold" style:font-weight-complex="bold" fo:color="#000000" fo:font-size="13.5pt" style:font-size-asian="13.5pt" style:font-size-complex="13.5pt"/>
    </style:style>
    <style:style style:name="T218" style:parent-style-name="Car.predefinitoparagrafo" style:family="text">
      <style:text-properties fo:font-weight="bold" style:font-weight-asian="bold" style:font-weight-complex="bold" fo:color="#000000" fo:font-size="13.5pt" style:font-size-asian="13.5pt" style:font-size-complex="13.5pt"/>
    </style:style>
    <style:style style:name="T219" style:parent-style-name="Car.predefinitoparagrafo" style:family="text">
      <style:text-properties fo:font-weight="bold" style:font-weight-asian="bold" style:font-weight-complex="bold" fo:color="#000000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220" style:parent-style-name="Car.predefinitoparagrafo" style:family="text">
      <style:text-properties fo:font-weight="bold" style:font-weight-asian="bold" style:font-weight-complex="bold" fo:color="#000000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221" style:parent-style-name="Car.predefinitoparagrafo" style:family="text">
      <style:text-properties fo:font-weight="bold" style:font-weight-asian="bold" style:font-weight-complex="bold" fo:color="#000000" fo:font-size="13.5pt" style:font-size-asian="13.5pt" style:font-size-complex="13.5pt"/>
    </style:style>
    <style:style style:name="P222" style:parent-style-name="NormaleWeb" style:family="paragraph">
      <style:paragraph-properties fo:text-align="justify"/>
    </style:style>
    <style:style style:name="T223" style:parent-style-name="Car.predefinitoparagrafo" style:family="text">
      <style:text-properties fo:color="#000000" fo:font-size="13.5pt" style:font-size-asian="13.5pt" style:font-size-complex="13.5pt"/>
    </style:style>
    <style:style style:name="T224" style:parent-style-name="Car.predefinitoparagrafo" style:family="text">
      <style:text-properties fo:color="#000000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225" style:parent-style-name="Car.predefinitoparagrafo" style:family="text">
      <style:text-properties fo:color="#000000" fo:font-size="13.5pt" style:font-size-asian="13.5pt" style:font-size-complex="13.5pt"/>
    </style:style>
    <style:style style:name="T226" style:parent-style-name="Car.predefinitoparagrafo" style:family="text">
      <style:text-properties fo:color="#000000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P227" style:parent-style-name="NormaleWeb" style:family="paragraph">
      <style:paragraph-properties fo:text-align="center"/>
      <style:text-properties fo:font-weight="bold" style:font-weight-asian="bold" style:font-weight-complex="bold" fo:color="#000000" fo:font-size="13.5pt" style:font-size-asian="13.5pt" style:font-size-complex="13.5pt"/>
    </style:style>
    <style:style style:name="P228" style:parent-style-name="NormaleWeb" style:family="paragraph">
      <style:text-properties fo:font-weight="bold" style:font-weight-asian="bold" style:font-weight-complex="bold" fo:color="#000000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229" style:parent-style-name="Car.predefinitoparagrafo" style:family="text">
      <style:text-properties fo:font-weight="bold" style:font-weight-asian="bold" style:font-weight-complex="bold" fo:color="#000000" fo:font-size="13.5pt" style:font-size-asian="13.5pt" style:font-size-complex="13.5pt"/>
    </style:style>
    <style:style style:name="T230" style:parent-style-name="Car.predefinitoparagrafo" style:family="text">
      <style:text-properties fo:font-weight="bold" style:font-weight-asian="bold" style:font-weight-complex="bold" fo:color="#000000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231" style:parent-style-name="Car.predefinitoparagrafo" style:family="text">
      <style:text-properties fo:font-weight="bold" style:font-weight-asian="bold" style:font-weight-complex="bold" fo:color="#000000" fo:font-size="13.5pt" style:font-size-asian="13.5pt" style:font-size-complex="13.5pt"/>
    </style:style>
    <style:style style:name="T232" style:parent-style-name="Car.predefinitoparagrafo" style:family="text">
      <style:text-properties fo:font-weight="bold" style:font-weight-asian="bold" style:font-weight-complex="bold" fo:color="#000000" fo:font-size="13.5pt" style:font-size-asian="13.5pt" style:font-size-complex="13.5pt"/>
    </style:style>
    <style:style style:name="T233" style:parent-style-name="Car.predefinitoparagrafo" style:family="text">
      <style:text-properties fo:font-weight="bold" style:font-weight-asian="bold" style:font-weight-complex="bold" fo:color="#000000" fo:font-size="13.5pt" style:font-size-asian="13.5pt" style:font-size-complex="13.5pt"/>
    </style:style>
    <style:style style:name="T234" style:parent-style-name="Car.predefinitoparagrafo" style:family="text">
      <style:text-properties fo:font-weight="bold" style:font-weight-asian="bold" style:font-weight-complex="bold" fo:color="#FF0000" fo:font-size="13.5pt" style:font-size-asian="13.5pt" style:font-size-complex="13.5pt"/>
    </style:style>
    <style:style style:name="T235" style:parent-style-name="Car.predefinitoparagrafo" style:family="text">
      <style:text-properties fo:font-weight="bold" style:font-weight-asian="bold" style:font-weight-complex="bold" fo:color="#000000" fo:font-size="13.5pt" style:font-size-asian="13.5pt" style:font-size-complex="13.5pt"/>
    </style:style>
    <style:style style:name="T236" style:parent-style-name="Car.predefinitoparagrafo" style:family="text">
      <style:text-properties fo:font-weight="bold" style:font-weight-asian="bold" style:font-weight-complex="bold" fo:color="#000000" fo:font-size="13.5pt" style:font-size-asian="13.5pt" style:font-size-complex="13.5pt"/>
    </style:style>
    <style:style style:name="T237" style:parent-style-name="Car.predefinitoparagrafo" style:family="text">
      <style:text-properties fo:font-weight="bold" style:font-weight-asian="bold" style:font-weight-complex="bold" fo:color="#000000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238" style:parent-style-name="Car.predefinitoparagrafo" style:family="text">
      <style:text-properties fo:color="#000000" fo:font-size="13.5pt" style:font-size-asian="13.5pt" style:font-size-complex="13.5pt"/>
    </style:style>
    <style:style style:name="P239" style:parent-style-name="NormaleWeb" style:family="paragraph">
      <style:text-properties fo:color="#000000" fo:font-size="13.5pt" style:font-size-asian="13.5pt" style:font-size-complex="13.5pt"/>
    </style:style>
    <style:style style:name="T240" style:parent-style-name="Car.predefinitoparagrafo" style:family="text">
      <style:text-properties fo:color="#000000" fo:font-size="13.5pt" style:font-size-asian="13.5pt" style:font-size-complex="13.5pt"/>
    </style:style>
    <style:style style:name="T241" style:parent-style-name="Car.predefinitoparagrafo" style:family="text">
      <style:text-properties fo:color="#000000" fo:font-size="13.5pt" style:font-size-asian="13.5pt" style:font-size-complex="13.5pt"/>
    </style:style>
    <style:style style:name="T242" style:parent-style-name="Car.predefinitoparagrafo" style:family="text">
      <style:text-properties fo:font-weight="bold" style:font-weight-asian="bold" style:font-weight-complex="bold" fo:color="#000000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P243" style:parent-style-name="NormaleWeb" style:family="paragraph">
      <style:paragraph-properties fo:text-align="justify"/>
    </style:style>
    <style:style style:name="T244" style:parent-style-name="Car.predefinitoparagrafo" style:family="text">
      <style:text-properties fo:font-weight="bold" style:font-weight-asian="bold" style:font-weight-complex="bold" fo:color="#FF0000" fo:font-size="13.5pt" style:font-size-asian="13.5pt" style:font-size-complex="13.5pt"/>
    </style:style>
    <style:style style:name="T245" style:parent-style-name="Car.predefinitoparagrafo" style:family="text">
      <style:text-properties fo:font-weight="bold" style:font-weight-asian="bold" style:font-weight-complex="bold" fo:color="#000000" fo:font-size="13.5pt" style:font-size-asian="13.5pt" style:font-size-complex="13.5pt"/>
    </style:style>
    <style:style style:name="P246" style:parent-style-name="NormaleWeb" style:family="paragraph">
      <style:paragraph-properties fo:text-align="justify"/>
    </style:style>
    <style:style style:name="T247" style:parent-style-name="Car.predefinitoparagrafo" style:family="text">
      <style:text-properties fo:font-weight="bold" style:font-weight-asian="bold" style:font-weight-complex="bold" fo:color="#FF0000" fo:font-size="13.5pt" style:font-size-asian="13.5pt" style:font-size-complex="13.5pt"/>
    </style:style>
    <style:style style:name="T248" style:parent-style-name="Car.predefinitoparagrafo" style:family="text">
      <style:text-properties fo:font-weight="bold" style:font-weight-asian="bold" style:font-weight-complex="bold" fo:color="#FF0000" fo:font-size="13.5pt" style:font-size-asian="13.5pt" style:font-size-complex="13.5pt"/>
    </style:style>
    <style:style style:name="T249" style:parent-style-name="Car.predefinitoparagrafo" style:family="text">
      <style:text-properties fo:font-weight="bold" style:font-weight-asian="bold" style:font-weight-complex="bold" fo:color="#000000" fo:font-size="13.5pt" style:font-size-asian="13.5pt" style:font-size-complex="13.5pt"/>
    </style:style>
    <style:style style:name="T250" style:parent-style-name="Car.predefinitoparagrafo" style:family="text">
      <style:text-properties fo:font-weight="bold" style:font-weight-asian="bold" style:font-weight-complex="bold" fo:color="#000000" fo:font-size="13.5pt" style:font-size-asian="13.5pt" style:font-size-complex="13.5pt"/>
    </style:style>
    <style:style style:name="P251" style:parent-style-name="NormaleWeb" style:family="paragraph">
      <style:paragraph-properties fo:text-align="justify"/>
    </style:style>
    <style:style style:name="T252" style:parent-style-name="Car.predefinitoparagrafo" style:family="text">
      <style:text-properties fo:font-weight="bold" style:font-weight-asian="bold" style:font-weight-complex="bold" fo:color="#000000" fo:font-size="13.5pt" style:font-size-asian="13.5pt" style:font-size-complex="13.5pt"/>
    </style:style>
    <style:style style:name="T253" style:parent-style-name="Car.predefinitoparagrafo" style:family="text">
      <style:text-properties fo:font-weight="bold" style:font-weight-asian="bold" style:font-weight-complex="bold" fo:color="#000000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P254" style:parent-style-name="NormaleWeb" style:family="paragraph">
      <style:paragraph-properties fo:text-align="justify"/>
    </style:style>
    <style:style style:name="T255" style:parent-style-name="Car.predefinitoparagrafo" style:family="text">
      <style:text-properties fo:font-weight="bold" style:font-weight-asian="bold" style:font-weight-complex="bold" fo:color="#000000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T256" style:parent-style-name="Car.predefinitoparagrafo" style:family="text">
      <style:text-properties fo:font-weight="bold" style:font-weight-asian="bold" style:font-weight-complex="bold" fo:color="#000000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P257" style:parent-style-name="NormaleWeb" style:family="paragraph">
      <style:paragraph-properties fo:text-align="justify"/>
    </style:style>
    <style:style style:name="T258" style:parent-style-name="Car.predefinitoparagrafo" style:family="text">
      <style:text-properties fo:font-weight="bold" style:font-weight-asian="bold" style:font-weight-complex="bold" fo:color="#000000" fo:font-size="13.5pt" style:font-size-asian="13.5pt" style:font-size-complex="13.5pt"/>
    </style:style>
    <style:style style:name="T259" style:parent-style-name="Car.predefinitoparagrafo" style:family="text">
      <style:text-properties fo:color="#000000" fo:font-size="13.5pt" style:font-size-asian="13.5pt" style:font-size-complex="13.5pt"/>
    </style:style>
    <style:style style:name="T260" style:parent-style-name="Car.predefinitoparagrafo" style:family="text">
      <style:text-properties fo:color="#000000" fo:font-size="13.5pt" style:font-size-asian="13.5pt" style:font-size-complex="13.5pt"/>
    </style:style>
    <style:style style:name="T261" style:parent-style-name="Car.predefinitoparagrafo" style:family="text">
      <style:text-properties fo:color="#000000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P262" style:parent-style-name="NormaleWeb" style:family="paragraph">
      <style:paragraph-properties fo:text-align="justify"/>
      <style:text-properties fo:color="#000000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P263" style:parent-style-name="NormaleWeb" style:family="paragraph">
      <style:paragraph-properties fo:text-align="justify"/>
    </style:style>
    <style:style style:name="T264" style:parent-style-name="Car.predefinitoparagrafo" style:family="text">
      <style:text-properties fo:color="#000000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P265" style:parent-style-name="NormaleWeb" style:family="paragraph">
      <style:text-properties fo:color="#000000" fo:font-size="13.5pt" style:font-size-asian="13.5pt" style:font-size-complex="13.5pt"/>
    </style:style>
    <style:style style:name="P266" style:parent-style-name="NormaleWeb" style:family="paragraph">
      <style:text-properties fo:color="#000000" fo:font-size="13.5pt" style:font-size-asian="13.5pt" style:font-size-complex="13.5pt"/>
    </style:style>
    <style:style style:name="T267" style:parent-style-name="Car.predefinitoparagrafo" style:family="text">
      <style:text-properties fo:color="#000000" fo:font-size="13.5pt" style:font-size-asian="13.5pt" style:font-size-complex="13.5pt"/>
    </style:style>
    <style:style style:name="T268" style:parent-style-name="Car.predefinitoparagrafo" style:family="text">
      <style:text-properties fo:color="#000000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P269" style:parent-style-name="NormaleWeb" style:family="paragraph">
      <style:text-properties fo:color="#000000" fo:font-size="13.5pt" style:font-size-asian="13.5pt" style:font-size-complex="13.5pt"/>
    </style:style>
    <style:style style:name="T270" style:parent-style-name="Car.predefinitoparagrafo" style:family="text">
      <style:text-properties fo:color="#000000" fo:font-size="13.5pt" style:font-size-asian="13.5pt" style:font-size-complex="13.5pt"/>
    </style:style>
    <style:style style:name="T271" style:parent-style-name="Car.predefinitoparagrafo" style:family="text">
      <style:text-properties fo:color="#000000" fo:font-size="13.5pt" style:font-size-asian="13.5pt" style:font-size-complex="13.5pt"/>
    </style:style>
    <style:style style:name="T272" style:parent-style-name="Car.predefinitoparagrafo" style:family="text">
      <style:text-properties fo:color="#000000" fo:font-size="13.5pt" style:font-size-asian="13.5pt" style:font-size-complex="13.5pt"/>
    </style:style>
    <style:style style:name="T273" style:parent-style-name="Car.predefinitoparagrafo" style:family="text">
      <style:text-properties fo:color="#000000" fo:font-size="13.5pt" style:font-size-asian="13.5pt" style:font-size-complex="13.5pt"/>
    </style:style>
    <style:style style:name="P274" style:parent-style-name="NormaleWeb" style:family="paragraph">
      <style:text-properties fo:color="#000000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P275" style:parent-style-name="NormaleWeb" style:family="paragraph">
      <style:paragraph-properties fo:text-align="justify"/>
      <style:text-properties fo:font-weight="bold" style:font-weight-asian="bold" style:font-weight-complex="bold" fo:color="#FF0000" fo:font-size="13.5pt" style:font-size-asian="13.5pt" style:font-size-complex="13.5pt"/>
    </style:style>
    <style:style style:name="P276" style:parent-style-name="NormaleWeb" style:family="paragraph">
      <style:text-properties fo:font-weight="bold" style:font-weight-asian="bold" style:font-weight-complex="bold" fo:color="#000000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P277" style:parent-style-name="NormaleWeb" style:family="paragraph">
      <style:text-properties fo:color="#000000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P27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9" style:parent-style-name="Standard" style:family="paragraph">
      <style:text-properties fo:font-weight="bold" style:font-weight-asian="bold" style:font-weight-complex="bold"/>
    </style:style>
    <style:style style:name="P280" style:parent-style-name="Standard" style:family="paragraph">
      <style:text-properties fo:font-weight="bold" style:font-weight-asian="bold" style:font-weight-complex="bold"/>
    </style:style>
    <style:style style:name="P281" style:parent-style-name="Standard" style:family="paragraph">
      <style:text-properties fo:font-weight="bold" style:font-weight-asian="bold" style:font-weight-complex="bold"/>
    </style:style>
    <style:style style:name="P282" style:parent-style-name="Standard" style:family="paragraph">
      <style:paragraph-properties fo:text-align="center"/>
      <style:text-properties fo:font-weight="bold" style:font-weight-asian="bold" style:font-weight-complex="bold"/>
    </style:style>
  </office:automatic-styles>
  <office:body>
    <office:text text:use-soft-page-breaks="true">
      <text:p text:style-name="P1"><text:s/>APPUNTI G.</text:p>
      <text:p text:style-name="P2">VIE PERSIANE</text:p>
      <text:p text:style-name="Standard">Dario I di Persia costruisce<text:s/><text:span text:style-name="T3">le vie <text:s/>Persiane 2699 km da Persepoli a Sardi (Turchia)</text:span></text:p>
      <text:p text:style-name="Standard">Erodoto disse che i corrieri a cavallo con staffetta portavano messaggi in 9 gg.</text:p>
      <text:p text:style-name="Standard">In Turchia Dyabakir esiste poste come<text:s/>testimonianza.</text:p>
      <text:p text:style-name="Standard"/>
      <text:p text:style-name="P4">RIVOLUZIONE NEOLITICO</text:p>
      <text:p text:style-name="Standard">Prime rivoluzioni agricole in mezzaluna fertile(mesopotamia), X millennio a.c.</text:p>
      <text:p text:style-name="P5">MARCO POLO</text:p>
      <text:p text:style-name="Standard">primo avventuriero attraverso viaggi della via della seta “IL MILIONE” (India, Persia)dove trascrisse i viaggi che ispirarono i<text:s/>successori come Colombo e Calvino “città invisibili”.</text:p>
      <text:p text:style-name="Standard">Egli arrivò fino in Cina e fu consigliere della dinastia Yang.</text:p>
      <text:p text:style-name="Standard">Fece fantasticare sulle terre abitate allora sconosciute agli europei portando alla creazione di cartine<text:s/><text:span text:style-name="T6">sull’ecumene(mondo abitato).</text:span></text:p>
      <text:p text:style-name="Standard">Ispirò in futuro anche il<text:s/><text:span text:style-name="T7">ciclorama stanza interattiva con paesaggi dove immergersi nella realtà del paesaggio(</text:span><text:span text:style-name="T8"> </text:span><text:a xlink:href="https://it.wikipedia.org/wiki/1792" office:target-frame-name="_top" xlink:show="replace"><text:span text:style-name="T9">1792</text:span></text:a><text:span text:style-name="T10"> </text:span><text:span text:style-name="T11">da Robert Barker )</text:span><text:span text:style-name="T12">.</text:span></text:p>
      <text:p text:style-name="P13"/>
      <text:p text:style-name="P14">CINEMA</text:p>
      <text:p text:style-name="Standard">Nel 1895 nacque il cinema che mostrava paesaggi e movimenti urbani. Nasce il cinema<text:s/><text:span text:style-name="T15">verità</text:span><text:s/>con rappresentazioni di paesaggi anecumenici e periecunemici(terre inospitali) esempio Flaherty con 2 prerogative, cioè addentrarsi a vivere in queste terre e nonostante esista il turismo di massa è difficile che questo avvenga in terre lontane o inospitali. Altro esempio Nanuk(Flaherty) l’eschimese.</text:p>
      <text:p text:style-name="Standard">John Noel “ la scalata del monte Everest 1924, tutto ciò instaurerà il “movie-induced tourism” cioè l’induzione del desiderio di fare turismo da ciò che viene visto in<text:s/>pellicola.</text:p>
      <text:p text:style-name="Standard">Ad esempio film come Vacanze Romane furono parte di questo fenomeno per la tratta<text:s/><text:span text:style-name="T16">USA ROMA. Altro film è manhattan di woody hallen, Breaveheart , il Postino(procida)</text:span></text:p>
      <text:p text:style-name="P17"/>
      <text:p text:style-name="P18">CONCETTI BASE</text:p>
      <text:p text:style-name="Standard">Lo spazio terrestre è una zona d’area di terre acque più o meno<text:s/>vaste mentre il territorio sono sempre aree però di cui si sono appropriati i gruppi di animali o uomini.</text:p>
      <text:p text:style-name="Standard"><text:span text:style-name="T19">Il territorio<text:s/></text:span><text:s/>per essere tale deve essere delimitato da<text:s/><text:span text:style-name="T20">frontiere</text:span><text:s/>e rappresentato così come lo spazio terrestre. Per fare ciò esistono le carte<text:s/><text:span text:style-name="T21">geogr</text:span><text:span text:style-name="T22">afiche.</text:span></text:p>
      <text:p text:style-name="Standard"><text:s/>Un esempio sono le pitture rupestri parco del Mercantour-Argentera) in Francia e Valcamonica in Italia.</text:p>
      <text:p text:style-name="Standard">In Anatolia in Turchia ci sono pitture che rappresentano 80 abitazioni e un vulcano con lava.</text:p>
      <text:p text:style-name="Standard">In Mesopotamia si usò l’argilla per fare le incisioni.</text:p>
      <text:p text:style-name="Standard">Un tempo non si riusciva a rappresentare un territorio o spazio terrestre precisamente con le carteII geografiche vi era la mancanza delle cordinate (latitudine, longitudine).</text:p>
      <text:p text:style-name="Standard"><text:span text:style-name="T23">PINAX → Uno dei primi fu disegnato da Ecateo di Mileto un<text:s/></text:span><text:span text:style-name="T24">logografo <text:s/>Greco quindi.Rappresentazione coste del mediterraneo basata su quella di Anassimandro , poi il suo secondo libro Periegesi indica le zone costiere Africa nord Libia fino alle colonne d’ercole.</text:span></text:p>
      <text:p text:style-name="P25"/>
      <text:p text:style-name="P26"><text:span text:style-name="T27">III secolo a.c.</text:span></text:p>
      <text:p text:style-name="P28"/>
      <text:p text:style-name="P29"/>
      <text:p text:style-name="Standard"><text:span text:style-name="T30">ERODOTO →<text:s/></text:span>Uno dei padri fondatori<text:s/>della geografia umana fu<text:s/><text:span text:style-name="T31">Erodoto<text:s/></text:span>egli nel<text:s/><text:span text:style-name="T32">dicearco<text:s/></text:span>disegna la prima cd linea di equatore cioè il<text:s/><text:span text:style-name="T33">DIAFRAGMA</text:span><text:s/>(primo parallelo).</text:p>
      <text:p text:style-name="Standard">Egli definì pure il primo meridiano, quindi possiamo definirlo come il primo fondatore del<text:s/><text:span text:style-name="T34">reticolato geografico(linea perpendico</text:span><text:span text:style-name="T35">lare in corrispondenza di Rodi).</text:span></text:p>
      <text:p text:style-name="Standard"><text:span text:style-name="T36">Eratostene→<text:s/></text:span>Costruisce il primo mappamondo con 7 paralleli e 9 meridiani. Si iniziano a rappresentare le zone<text:s/><text:span text:style-name="T37">ecumeniche con Asia(Alessandro M., Europa,Libia),<text:s/></text:span>si inizia a misurare la latitudine con lo<text:s/><text:span text:style-name="T38">GNOMONE, ancora nient</text:span><text:span text:style-name="T39">e invece sulla misurazione della longitudine</text:span></text:p>
      <text:p text:style-name="P40"/>
      <text:p text:style-name="P41">273-192 A.C</text:p>
      <text:p text:style-name="P42"/>
      <text:p text:style-name="Standard"><text:span text:style-name="T43">Eratostene→<text:s/></text:span>egli misurò la terra nel giorno del solstizio d’estate con un bastone piantato(<text:span text:style-name="T44">GNOMONE)</text:span><text:s/>a<text:s/><text:span text:style-name="T45">SIENE E UNO AD ALESSANDRIA,<text:s/></text:span>la luce che il sole in posizione perpendicolare all’osservatore cioè lo<text:s/><text:span text:style-name="T46">zenit,<text:s/></text:span>vide che a sud cioè Siene non veniva proiettata nessuna ombra invece a Nord ad Alessandria(così si pensava fosse), vi era l’ombra per un’inclinazione di 12 gradi 7’ quindi così ne misurò la<text:s/><text:span text:style-name="T47">latitudine.</text:span></text:p>
      <text:p text:style-name="P48"/>
      <text:p text:style-name="P49">Ipparco da Nicea (Turchia) II secolo a.c.</text:p>
      <text:p text:style-name="Standard"><text:span text:style-name="T50">IPPARCO→<text:s/></text:span>definisce il primo reticolato geografico definisce il sistema moderno per la misurazione della latitudine e la longitudine (equidistanza delle latitudini e delle longitudini)</text:p>
      <text:p text:style-name="Standard">cioè tavole trigonometriche</text:p>
      <text:p text:style-name="P51"/>
      <text:p text:style-name="P52"/>
      <text:p text:style-name="P53">Posidonio 135 al 51 a.C.→ Fu Petrus<text:s/>Bertius nel 1630 a mostrare le sue carte geografiche (con forma lenticolare)Posidonio greco.</text:p>
      <text:p text:style-name="P54"/>
      <text:p text:style-name="Standard"><text:span text:style-name="T55">STRABONE→<text:s/></text:span>filosofo greco vissuto in epoca Romana e che lasciò gli scritti nei libri<text:s/><text:span text:style-name="T56">geographia</text:span></text:p>
      <text:p text:style-name="Standard">basandosi sui viaggi di avventurieri della sua era.</text:p>
      <text:p text:style-name="Standard"/>
      <text:p text:style-name="Standard"><text:span text:style-name="T57">TOLOMEO→ II se</text:span><text:span text:style-name="T58">c d.c.<text:s/></text:span>Disegna con più precisione le mappe di Ipparco di Nicea, prima proiezione tronco-conica.</text:p>
      <text:p text:style-name="P59"/>
      <text:p text:style-name="Standard"><text:span text:style-name="T60">CARTE ROMANE→<text:s/></text:span>Sono carte scientifiche che hanno un utilizzo commerciale politico amministrativo, dove vengono rappresentate catene montuose, reti stradali e corsi d’acqua più nel dettaglio(Tabula<text:s/><text:span text:style-name="T61">Peutingeriana → ROMA, COSTANTINOPOLI, ANTIOCHIA).</text:span></text:p>
      <text:p text:style-name="Standard"><text:span text:style-name="T62">Madaba<text:s/></text:span>città Romana ora Giordania con sontuosi palazzi decorati con moaici che illustrano itinerari per raggiungere<text:s/><text:span text:style-name="T63">GERUSALEMME DA OLTRE 150 LOCALITÀ.</text:span></text:p>
      <text:p text:style-name="Standard"/>
      <text:p text:style-name="Standard"><text:span text:style-name="T64">Scudo di Dura Eur</text:span><text:span text:style-name="T65">opos→<text:s/></text:span>fu scoperto nel 1923 nella allora mesopotamia Siria, e rappresenta il tratto di strada dal<text:s/><text:span text:style-name="T66">mar nero all’armenia.</text:span></text:p>
      <text:p text:style-name="Standard"/>
      <text:p text:style-name="P67">CARTOGRAFIA ROMANA</text:p>
      <text:p text:style-name="Standard">Vi era ad esempio la cartografia locale di un villaggio romano sul nilo<text:s/><text:span text:style-name="T68">Notitia dignitatum.</text:span></text:p>
      <text:p text:style-name="Standard"/>
      <text:p text:style-name="Standard"><text:span text:style-name="T69">POMPONIO MELA→ (Tingente</text:span><text:span text:style-name="T70">ra ora Gibilterra), <text:s/>la sua è la più antica opera letteraria geografica latina dove cita Strabone, Posidonio, <text:s/>Eratostene(gnomone), Erodoto,<text:s/></text:span>opera che non rappresenta solo tecnicismi fisici- geografici, ma anche digressioni a carattere storico letterario.</text:p>
      <text:p text:style-name="P71"/>
      <text:p text:style-name="P72"/>
      <text:p text:style-name="P73">GEOGRAFIA NEL MEDIOEVO</text:p>
      <text:p text:style-name="Standard"/>
      <text:p text:style-name="Standard">In Europa si va a perdere ogni forma di rappresentazione che i cartografi ionici avevano descritto scientificamente.</text:p>
      <text:p text:style-name="Standard">Nascono anche i<text:s/><text:span text:style-name="T74">portolani<text:s/></text:span>manuali per navigazione navale aeronautica in Italia e poi in <text:s/>Spagna</text:p>
      <text:p text:style-name="P75">La T nella O<text:s/>dove la O è l’oceano e la T il mediterraneo è la verticale della T e a sinistra di essa il confine europa asia e a destra asia africa con il nilo.</text:p>
      <text:p text:style-name="Standard"><text:span text:style-name="T76">Beatus di Valcavado→ mappamondo che rappresenta con il mappamondo l’apocalisse<text:s/></text:span>egli era un monaco benedettino<text:s/>spagnolo(776 d.c.).</text:p>
      <text:p text:style-name="Standard"><text:span text:style-name="T77">IDRISI→<text:s/></text:span>geografo arabo nel medioevo fa eccezione per le rappresentazioni dei paralleli curvi(più scientifico).</text:p>
      <text:p text:style-name="P78"/>
      <text:p text:style-name="Standard"><text:span text:style-name="T79">Angelino Dalorto del 1325 →<text:s/></text:span>riporta le principali carte nautiche delle città marittime la prima in assoluto della rep.marinara di Gaeta.</text:p>
      <text:p text:style-name="P80"/>
      <text:p text:style-name="P81">Carte Nautiche→ la Pisana, la scuola di Ancona(Grazioso Benincasa),[1492].</text:p>
      <text:p text:style-name="Standard"><text:span text:style-name="T82">ATLANTE CATALANO→ <text:s/>1375<text:s/></text:span>il più importante portolano del medioevo erano 6 fogli 65x50 cm l’uno attaccati a delle tavole di legno.</text:p>
      <text:p text:style-name="P83">TABULA DEL MEDITERRANEO→ Era<text:s/>Genovese di Carignano(Giovanni di Mauro).</text:p>
      <text:p text:style-name="Standard"><text:span text:style-name="T84">VINLAND MAP→<text:s/></text:span>rappresenta tutto l’ecumene conosciuto con anche Islanda e Groelandia(l’isola di Vinland ai tempi).</text:p>
      <text:p text:style-name="P85"/>
      <text:p text:style-name="Standard"><text:span text:style-name="T86">PORTOLANO→<text:s/></text:span><text:s/>il più antico è quello di Cristoforo Buondelmonte 1422.</text:p>
      <text:p text:style-name="Standard">Nel<text:s/><text:span text:style-name="T87">1457 la carta genovese du mo</text:span><text:span text:style-name="T88">nde</text:span><text:s/>è una sintesi della scuola cartografica italiana</text:p>
      <text:p text:style-name="Standard"><text:span text:style-name="T89">Marco Polo-&gt;<text:s/></text:span>carta map with ship rappresentazione dell’Alaska in schizzo con ausilio della bussola</text:p>
      <text:p text:style-name="Standard"><text:span text:style-name="T90">MARTIN BEHAIM→<text:s/></text:span>indica cartografia oltre la siberia inoltre dichiara che marco polo è stato nelle terre oltre la siberia indicando la caccia all’orso con arco e frecce<text:s/><text:span text:style-name="T91">1492</text:span></text:p>
      <text:p text:style-name="Standard"/>
      <text:p text:style-name="P92">CARTOGRAFIA MODERNA RINASCIMENTO</text:p>
      <text:p text:style-name="Standard"><text:span text:style-name="T93">Ritorna un certo tecnicismo con l’uso delle longitudini e latitudini, e delle meridiane</text:span>.</text:p>
      <text:p text:style-name="Standard"><text:span text:style-name="T94">CLAUDIO TOLOLOMEO-&gt;<text:s/></text:span>ricche dettagliate rappresentazioni dell’Italia con successivo abbandono per troppe informazioni.</text:p>
      <text:p text:style-name="Standard"><text:span text:style-name="T95">Matteo Ricci -&gt;<text:s/></text:span><text:span text:style-name="T96"><text:s/></text:span>padre gesuita marchigiano che sulle orme di Marco polo cre un ponte culturale occidente oriente rappresentando la Cina<text:span text:style-name="T97">.</text:span></text:p>
      <text:p text:style-name="P98">Si arriva fra 500 e 600 <text:s/>con le scuole italiane e olandesi, in Italia massimo esponente fu:</text:p>
      <text:p text:style-name="P99"/>
      <text:p text:style-name="Standard"><text:span text:style-name="T100">Giacomo Gastaldi-&gt; <text:s/>egli fu caposcuola della scuola italiana con la tecnica dell’ACQUAFORTE creò diverse carte come ad esempio quelle rappresentantive dell’Italia e della penisola araba. SCUOLA POI PRESA DOPO IL SEICENTO DA VINCE</text:span><text:span text:style-name="T101">NZO MARIA CORONELLI</text:span><text:span text:style-name="T102">.</text:span></text:p>
      <text:p text:style-name="P103"/>
      <text:p text:style-name="Standard"><text:span text:style-name="T104"><text:s/>In Olanda Abramo Ortelio, che creò con una raccolta sistematica di carte il primo ATLANTE</text:span><text:span text:style-name="T105">.</text:span></text:p>
      <text:p text:style-name="P106">Il Padovano Magini invece postuma la sua morte venne alla luce per il suo atlante Italiano(il figlio lo mostrò).</text:p>
      <text:p text:style-name="P107"/>
      <text:p text:style-name="Standard"><text:span text:style-name="T108">Gerardo KREMER, detto MERCAT</text:span><text:span text:style-name="T109">ORE-&gt;<text:s/></text:span>inventore della proiezione a cilindro detta marcatore, inoltre denomina la sua raccolta di carte con il nome di<text:s/><text:span text:style-name="T110">Atlante</text:span><text:span text:style-name="T111">, uno dei più<text:s/></text:span><text:span text:style-name="T112">grandi cartografi dell’età moderna grazie al marcatore metodo di proiezione cilindrica che riesce a rappresentare la<text:s/></text:span><text:span text:style-name="T113">rotta con segmenti a spirale in modo geometrico-analitico</text:span><text:span text:style-name="T114">.</text:span></text:p>
      <text:p text:style-name="P115"/>
      <text:p text:style-name="P116">HONDIUS-&gt; riprende MERCATORE(KREMER), cioè atlas e crea anche atlas MINOR.</text:p>
      <text:p text:style-name="Standard"><text:span text:style-name="T117">ATLAS MAIOR DI BLEAU-&gt; <text:s/>Atlante mondiale con 11 volumi e 594 mappe in Latino</text:span></text:p>
      <text:p text:style-name="P118"/>
      <text:p text:style-name="Standard"><text:span text:style-name="T119">SNELLIUS-&gt; inventò nel 600 i metodi<text:s/></text:span><text:span text:style-name="T120">trigonometrici.</text:span></text:p>
      <text:p text:style-name="P121">Laurent Fries-&gt;il tedesco coniò il nome Karte carte, nel 1522</text:p>
      <text:p text:style-name="P122"/>
      <text:p text:style-name="Standard"><text:span text:style-name="T123">Scuola Francese-&gt; Sanson perfeziona i metodi trigonomici, con il rilevamento geodetico-topografico(1600-1700)</text:span></text:p>
      <text:p text:style-name="P124">Picard-&gt; prima misurazione del grado meridiano</text:p>
      <text:p text:style-name="P125">Famiglia<text:s/>Cassini-&gt; prima carta topografica moderna (carta di Francia 182 fogli)</text:p>
      <text:p text:style-name="P126">Delisle-&gt; prima rappresentazione non tolemaica del mediterraneo con non ecumene lasciato in bianco</text:p>
      <text:p text:style-name="P127"/>
      <text:p text:style-name="P128">Bourguignon D’Anville-&gt; carte con basi geodetiche (determinazione astronomica),triangolazioni e posizioni geografiche, le sue carte vennero dette come le migliori dell’epoca e fu nominato geografo del re.Fece carte della persia, India Africa Nord(Egitto) e oriente(Cina).</text:p>
      <text:p text:style-name="P129"/>
      <text:p text:style-name="P130">LE CARTE GEOGRAFICHE</text:p>
      <text:p text:style-name="Standard">Per le rappresentazioni della terra vi è il<text:s/><text:span text:style-name="T131">Glo</text:span><text:span text:style-name="T132">bo,</text:span><text:span text:style-name="T133"><text:s/>per essere maneggevole deve essere di piccole dimensioni.</text:span><text:span text:style-name="T134"><text:s/>Quindi per avere precisione serve riportare il tutto su un piano quindi sulle carte</text:span><text:span text:style-name="T135">.</text:span></text:p>
      <text:p text:style-name="Standard"><text:span text:style-name="T136">I rapporti di giacitura si trovano con i meriani e i paralleli</text:span><text:span text:style-name="T137"><text:s/>le rappresentazioni di tali carte possono esse</text:span><text:span text:style-name="T138">re:</text:span></text:p>
      <text:p text:style-name="Standard"><text:span text:style-name="T139">ridotte, approssimate, simboliche</text:span></text:p>
      <text:p text:style-name="P140">Ridotte in scala;</text:p>
      <text:p text:style-name="P141">Approssimate-&gt; con proiezioni geografiche(per deformazione del territorio).</text:p>
      <text:p text:style-name="P142">Ridotte-&gt; scala in frazione numerica 1 a 100 ad esempio.</text:p>
      <text:p text:style-name="Standard"><text:span text:style-name="T143">Approssimate-&gt; con proiezioni geografiche</text:span><text:span text:style-name="T144"><text:s/>per essere più fedeli dev</text:span><text:span text:style-name="T145">ono essere in rapporto agli Angoli(con paralleli e meridiano)</text:span><text:span text:style-name="T146"><text:s/>, lunghezze e aree.</text:span></text:p>
      <text:p text:style-name="P147">Quindi sono Equidistanti quando hanno lunghezze inalterate Equivalenti(ugual area)</text:p>
      <text:p text:style-name="Standard">isogoniche o equiangole (o conformi), se mantengono inalterati gli angoli.</text:p>
      <text:p text:style-name="Standard"><text:span text:style-name="T148">Possono essere s</text:span><text:span text:style-name="T149">oddisfatte solo 2 delle 3 regole sopra(equidistanti,equivalenti,isogoniche o equiangole)</text:span>.</text:p>
      <text:p text:style-name="Standard">Tra i meridiani si conservano distanze equidistanti fra i meridiani,<text:s/><text:span text:style-name="T150">ma non fra i paralleli dove vanno aumentate le distanze verso i poli</text:span><text:span text:style-name="T151">.</text:span></text:p>
      <text:p text:style-name="P152">Le scale quindi creano dei<text:s/>pattern come :</text:p>
      <text:p text:style-name="P153">1:1000 -&gt; planimetrie</text:p>
      <text:p text:style-name="P154">1:10000 a 1: 15000 -&gt; carte topografiche(rilievi, strade,centri abitati etc)</text:p>
      <text:p text:style-name="Standard"><text:span text:style-name="T155"><text:s/>scala tra 1: 150.000 e 1:1.000.000</text:span><text:span text:style-name="T156"><text:s/>carte COROGRAFICHE(REGIONI ).</text:span></text:p>
      <text:p text:style-name="Standard"><text:span text:style-name="T157">Carte Geografiche 1 : un milione carte che rappresentano anche il globo</text:span><text:span text:style-name="T158">-&gt; ma</text:span><text:span text:style-name="T159">ppamondi (tutto), <text:s/>Planisferi (Su un disegno), <text:s/>Planiglobi(disegni su due emisferi separati)</text:span><text:span text:style-name="T160">.</text:span></text:p>
      <text:p text:style-name="Standard"><text:span text:style-name="T161">Le carte possono essere generali/normali, che rappresentano fattezze naturali; Speciali(carta idrografica, aeronautica, turistica); Tematiche( con legende economi</text:span><text:span text:style-name="T162">che ad esempio).</text:span></text:p>
      <text:p text:style-name="P163"/>
      <text:p text:style-name="Standard"><text:span text:style-name="T164">In Italia le carte<text:s/></text:span><text:span text:style-name="T165">Topografiche</text:span><text:span text:style-name="T166"><text:s/>furono studiate con la proiezione Bouga-Gauss .</text:span></text:p>
      <text:p text:style-name="P167">Bouga ha suddiviso l’italia in 2 fusi ovest ed Est (6 gradi l’uno di ampiezza), dove vi è il fuso ovest.</text:p>
      <text:p text:style-name="P168"/>
      <text:p text:style-name="P169">CARTOGRAFIA IMMAGINARIA</text:p>
      <text:p text:style-name="Standard"><text:span text:style-name="T170">Pitture rupestri-&gt;<text:s/></text:span><text:span text:style-name="T171">delimitano lo spazio e definiscono i loro spazi di vita (territori).</text:span></text:p>
      <text:p text:style-name="P172">Le rappresentazioni dei luoghi possono essere empiriche(conosciute) o concettuali(lontane).</text:p>
      <text:p text:style-name="Standard">La mappa o carta cognitiva è più specificamente<text:s/><text:span text:style-name="T173">sono carte proiettate da concetti<text:s/></text:span><text:span text:style-name="T174">mentali non empirici</text:span><text:span text:style-name="T175"><text:s/>la carta mentale è possibile<text:s/></text:span>cura di turbe psichiche; ad esempio, è possibile correlare il disegno cartografico spontaneo e l'alienazione spaziale</text:p>
      <text:p text:style-name="P176"/>
      <text:p text:style-name="P177">La mappa di comunità è uno strumento con cui gli abitanti di un determinato luogo hanno<text:s/>la possibilità di rappresentare il patrimonio, il paesaggio, i saperi in cui si riconoscono e che desiderano trasmettere alle nuove generazioni.</text:p>
      <text:p text:style-name="P178">GEOGRAFIA DELLA LETTERATURA</text:p>
      <text:p text:style-name="Standard"><text:span text:style-name="T179">L’approccio geo-letterario deriva <text:s/>dalla geo umanistica.</text:span><text:span text:style-name="T180"><text:s/>John Write la battezza quella sperimentale geosofia</text:span><text:span text:style-name="T181">(rivoluzionaria perché soggettiva).</text:span></text:p>
      <text:p text:style-name="Standard"><text:span text:style-name="T182">Per Lannou il romanzo Localizzato riesce a cogliere i continui cambiamenti economici culturali dettati da una società in continua mutuazione per cambiamenti economici.</text:span></text:p>
      <text:p text:style-name="Standard">Fu Tuan<text:s/><text:span text:style-name="T183">suggerisce 3 approcci umanistici geografici:</text:span></text:p>
      <text:p text:style-name="P184">1-&gt; attraverso l’esperienza vi è suggerito cosa studiare in uno spazio sociale.</text:p>
      <text:p text:style-name="Standard"><text:span text:style-name="T185">2-&gt; Sintonia con natura e posto, 3-&gt; equilibrio soggettivo oggettivo.</text:span></text:p>
      <text:p text:style-name="P186"/>
      <text:p text:style-name="P187">Opere di Dickens, Verga, Carlo Levi sono diventate</text:p>
      <text:p text:style-name="P188">emblematiche per mostrare i legami, le interrelazioni, tra una società e il suo territorio.</text:p>
      <text:p text:style-name="NormaleWeb"><text:span text:style-name="T189">L’espressione<text:s/></text:span><text:span text:style-name="T190">spatial turn</text:span><text:span text:style-name="T191"><text:s/>indica un movimento che, in tutta l’area delle scienze sociali, tende a modificare</text:span></text:p>
      <text:p text:style-name="NormaleWeb"><text:span text:style-name="T192">la rappresentazione dello spazio nel rapporto tra cultura, politica e società.</text:span></text:p>
      <text:p text:style-name="NormaleWeb"><text:span text:style-name="T193">Marc Brosseau ha 4 approcci-&gt; 1-approccio regionale letteratura come ornamento al discorso tecnico scientifico. 2-Esperienza del luogo(geo-umanistica). 3-Supporto critico idologia dominante per la gestione del territorio.4- approccio<text:s/></text:span><text:span text:style-name="T194">ricerca confronzo spazio e letteratura</text:span><text:span text:style-name="T195">.</text:span></text:p>
      <text:p text:style-name="NormaleWeb"><text:span text:style-name="T196">La geografia letteraria ha un approccio più testuale per rappresentare lo spazio</text:span><text:span text:style-name="T197">(umanistica)</text:span><text:span text:style-name="T198">,</text:span></text:p>
      <text:p text:style-name="NormaleWeb"><text:span text:style-name="T199">Mentre<text:s/></text:span><text:span text:style-name="T200">la Geografia della letteratura tende a focalizzarsi sui rapporti che un</text:span><text:span text:style-name="T201">’</text:span><text:span text:style-name="T202"><text:s/>opera letteraria ha con un contesto socio-culturale.</text:span></text:p>
      <text:p text:style-name="NormaleWeb"><text:span text:style-name="T203">Un esempio è il bookTowns-&gt; Italia<text:s/></text:span><text:span text:style-name="T204">Montereggio in Lunigiana</text:span><text:span text:style-name="T205">, che portano il premio bancarella cioè una tradizione dei librai ambulanti tipica del paese.</text:span></text:p>
      <text:p text:style-name="P206">Le case degli scrittori, gli itinerari e i parchi letterari -&gt; altri esempi di geografia della letteratura.</text:p>
      <text:p text:style-name="P207"><text:span text:style-name="T208">Gli Itinerari e i parchi letterari sono ispirati dal Grand Tour,<text:s/></text:span><text:span text:style-name="T209">In Sicilia c’e la strada degli scrittori Siciliano ideata da<text:s/></text:span><text:span text:style-name="T210"> Felice Cavallaro , mentre sempre in Italia ci sono dall’80 i parchi letterari, cioè itinerari ispirati alle opere letterarie caratterizzate da luoghi descritti nelle opere.</text:span><text:span text:style-name="T211"><text:s/></text:span><text:span text:style-name="T212">La mise en littérature</text:span><text:span text:style-name="T213"><text:s/></text:span>è un concetto per il quale si ci incentra su un fenomeno o opera letteraria come sviluppo territoriale, priva di regole fisse da seguire a livello tecnico normativo.</text:p>
      <text:p text:style-name="P214"><text:span text:style-name="T215">Altro fenomeno della geografia delle letteratura sono le opere campestri, sulle campagne 800 francesi(Verismo, Naturalismo).</text:span></text:p>
      <text:p text:style-name="P216">Queste opere permettono di approfondire concetti come il<text:s/><text:span text:style-name="T217">Terroir</text:span><text:span text:style-name="T218">-&gt;<text:s/></text:span><text:span text:style-name="T219">Spazio territoriale dove la gente ha costruito un sapere intellettuale collettivo spesso legato a tecniche agricole</text:span><text:span text:style-name="T220">(interazione ambiente-sapere umano)</text:span><text:span text:style-name="T221">.</text:span></text:p>
      <text:p text:style-name="P222"><text:span text:style-name="T223">Federico Tozzi, Cesare Pavese, Claude Michelet e Gianni Celati, sono esempi geografia della letteratura campestre, permettendo la conoscenza dei cambiamenti della mezzadria e di tutte le zone rurali del XX secolo.</text:span><text:span text:style-name="T224"><text:s/>Zone che con l’industrializzazione sono andate a desertificarsi per poi essere popolate da pendolari ex cittadini.</text:span><text:span text:style-name="T225"><text:s/>Oggi questi luoghi sono valorizzati da agriturismi</text:span><text:span text:style-name="T226">.</text:span></text:p>
      <text:p text:style-name="P227">L’ISOLA</text:p>
      <text:p text:style-name="P228">L’isola si muoverebbe in un suo spazio-tempo:</text:p>
      <text:p text:style-name="NormaleWeb"><text:span text:style-name="T229">La sua dimensione statica di preservare il luogo sono dovute a tipicità insulari.</text:span></text:p>
      <text:p text:style-name="NormaleWeb"><text:span text:style-name="T230">La creatività dovuta all’isolamento della terra ferma ne è la dimostrazione</text:span><text:span text:style-name="T231">.</text:span></text:p>
      <text:p text:style-name="NormaleWeb"><text:span text:style-name="T232">Louis-André Sanguin</text:span><text:span text:style-name="T233">, definisce i</text:span><text:span text:style-name="T234">nsularità</text:span><text:span text:style-name="T235"><text:s/>pecularità che viene trasforma</text:span><text:span text:style-name="T236">ta in mito da se e dagli altri</text:span><text:span text:style-name="T237"><text:s/>(</text:span><text:span text:style-name="T238">L’obiettivo di tali studi consisteva</text:span></text:p>
      <text:p text:style-name="P239">essenzialmente in un’analisi vantaggi/svantaggi collegata a concetti geografici quali marginalità, perifericità,</text:p>
      <text:p text:style-name="NormaleWeb"><text:span text:style-name="T240">accessibilità.)</text:span><text:span text:style-name="T241"><text:s/></text:span><text:span text:style-name="T242">Insularità coniata per la prima volta da<text:s/></text:span>Wallace in ambito naturalistico</text:p>
      <text:p text:style-name="P243"><text:span text:style-name="T244">Ileité</text:span><text:span text:style-name="T245">: -&gt; a differenza dell’insularità non è solo l’isolamento ma una frattura</text:span></text:p>
      <text:p text:style-name="P246"><text:span text:style-name="T247">Ileité</text:span><text:span text:style-name="T248"><text:s/>-&gt;<text:s/></text:span><text:span text:style-name="T249">differenza di gradi di ileitè proporzionale alla frattura con la terra ferma</text:span><text:span text:style-name="T250">.</text:span></text:p>
      <text:p text:style-name="P251"><text:span text:style-name="T252">Un esempio di ileitè è quello descritto nel libro l’isola di Arturo ambientata a Procida dove vi è una forte rottura con i forestieri che la visitano</text:span><text:span text:style-name="T253">. Ileitè dovuta anche alla presenza del carcere che funge come etichetta ai lontani dall’isola.</text:span></text:p>
      <text:p text:style-name="P254"><text:span text:style-name="T255">1fase isola paradisiaca aperta all’acipelago. 2</text:span><text:span text:style-name="T256">fase-&gt; invasioni e pestilenza-&gt; 3fase isola-carcere.</text:span></text:p>
      <text:p text:style-name="P257"><text:span text:style-name="T258">SAINT MAILO-&gt;<text:s/></text:span><text:span text:style-name="T259">Bernard Simiot la racconta, l’isola dei corsari</text:span><text:span text:style-name="T260">, ileitè nonostante vicinanza con retroterra</text:span><text:span text:style-name="T261">.</text:span></text:p>
      <text:p text:style-name="P262">SAINT MAILO:</text:p>
      <text:p text:style-name="P263"><text:span text:style-name="T264">1dimensione locale , quella insulare dell’ileitè, chiusura</text:span></text:p>
      <text:p text:style-name="P265">2 -&gt;  La dimensione atlantico-costiera, si definisce attraverso la costruzione e il consolidamento delle reti</text:p>
      <text:p text:style-name="P266">arcipelagiche degli armatori di Saint-Malo, che fanno di questa città uno degli snodi irrinunciabili di</text:p>
      <text:p text:style-name="NormaleWeb"><text:span text:style-name="T267">una rete marittima-terrestre locale;</text:span><text:span text:style-name="T268"><text:s/></text:span></text:p>
      <text:p text:style-name="P269">3 La dimensione esagonale, costruita in progress, grazie o a causa delle ascese e dei fallimenti</text:p>
      <text:p text:style-name="NormaleWeb"><text:span text:style-name="T270">economico-finanziari delle diverse generazioni di armatori e capitani Malouins;</text:span><text:span text:style-name="T271">-&gt; con chiusure strategiche per evadere il fisco</text:span></text:p>
      <text:p text:style-name="NormaleWeb"><text:span text:style-name="T272">4-&gt; la dimensione Corsara contro la compagnia delle Indie</text:span></text:p>
      <text:p text:style-name="NormaleWeb"><text:span text:style-name="T273">5&gt;Oceanica internazionale -&gt; commercio compagnia delle Indie</text:span></text:p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ormaleWeb" style:display-name="Normale (Web)" style:family="paragraph" style:parent-style-name="Normale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it" style:country-asian="IT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ichard Moschini</meta:initial-creator>
    <dc:creator>Richard Moschini</dc:creator>
    <meta:creation-date>2022-01-16T14:18:00Z</meta:creation-date>
    <dc:date>2022-02-09T20:23:00Z</dc:date>
    <meta:template xlink:href="Normal.dotm" xlink:type="simple"/>
    <meta:editing-cycles>5</meta:editing-cycles>
    <meta:editing-duration>PT39660S</meta:editing-duration>
    <meta:document-statistic meta:page-count="1" meta:paragraph-count="32" meta:word-count="2426" meta:character-count="16224" meta:row-count="115" meta:non-whitespace-character-count="13830"/>
  </office:meta>
</office:document-meta>
</file>